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CE181E"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6.614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318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Value1</text:p>
          </table:table-cell>
          <table:table-cell office:value-type="string" table:style-name="ce3">
            <text:p>Value2</text:p>
          </table:table-cell>
          <table:table-cell office:value-type="string" table:style-name="ce3">
            <text:p>Value3</text:p>
          </table:table-cell>
          <table:table-cell office:value-type="string" table:style-name="ce3">
            <text:p>Value4</text:p>
          </table:table-cell>
          <table:table-cell office:value-type="string" table:style-name="ce3">
            <text:p>Value5</text:p>
          </table:table-cell>
          <table:table-cell office:value-type="string" table:style-name="ce3">
            <text:p>Value6</text:p>
          </table:table-cell>
          <table:table-cell office:value-type="string" table:style-name="ce3">
            <text:p>Value7</text:p>
          </table:table-cell>
          <table:table-cell office:value-type="string" table:style-name="ce3">
            <text:p>Value8</text:p>
          </table:table-cell>
          <table:table-cell office:value-type="string" table:style-name="ce3">
            <text:p>Value9</text:p>
          </table:table-cell>
          <table:table-cell office:value-type="string" table:style-name="ce3">
            <text:p>Value10</text:p>
          </table:table-cell>
          <table:table-cell office:value-type="string" table:style-name="ce3">
            <text:p>Value11</text:p>
          </table:table-cell>
          <table:table-cell office:value-type="string" table:style-name="ce3">
            <text:p>Value12</text:p>
          </table:table-cell>
          <table:table-cell office:value-type="string" table:style-name="ce3">
            <text:p>Value13</text:p>
          </table:table-cell>
          <table:table-cell office:value-type="string" table:style-name="ce3">
            <text:p>Value14</text:p>
          </table:table-cell>
          <table:table-cell office:value-type="string" table:style-name="ce3">
            <text:p>Value15</text:p>
          </table:table-cell>
          <table:table-cell table:number-columns-repeated="16367"/>
        </table:table-row>
        <table:table-row table:style-name="ro2">
          <table:table-cell office:value-type="string" table:number-columns-spanned="1" table:number-rows-spanned="4" table:style-name="ce5">
            <text:p>Bug ID</text:p>
          </table:table-cell>
          <table:table-cell office:value-type="string" table:style-name="ce3">
            <text:p>ID numbe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3">
            <text:p>Name</text:p>
          </table:table-cell>
          <table:table-cell office:value-type="string" table:style-name="ce4">
            <text:p>PetStore Sign In - pasword field has value attribute instead of placeholder</text:p>
          </table:table-cell>
          <table:table-cell office:value-type="string" table:style-name="ce4">
            <text:p>PetStore Registration - alows to register new account with previously used email address</text:p>
          </table:table-cell>
          <table:table-cell office:value-type="string" table:style-name="ce4">
            <text:p>PetStore My Account - Informations can't be changet</text:p>
          </table:table-cell>
          <table:table-cell office:value-type="string" table:style-name="ce4">
            <text:p>PetStore Reset password optiom missing</text:p>
          </table:table-cell>
          <table:table-cell office:value-type="string" table:style-name="ce4">
            <text:p>PetStore Sign In - No welcome note when you sign in</text:p>
          </table:table-cell>
          <table:table-cell office:value-type="string" table:style-name="ce4">
            <text:p>PetStore Registration - HTTP Status 500 – Internal Server Error when you try to use same ID again in registration form<text:s/></text:p>
            <text:p/>
          </table:table-cell>
          <table:table-cell office:value-type="string" table:style-name="ce4">
            <text:p>PetStore My Account - New password and Repeat password fields are type="text" instead of "password" - password is visible</text:p>
          </table:table-cell>
          <table:table-cell office:value-type="string" table:style-name="ce4">
            <text:p>PetStore - Last item on the shopping card can't be removed - "Attempted to remove null CartItem from Cart" message</text:p>
          </table:table-cell>
          <table:table-cell office:value-type="string" table:style-name="ce4">
            <text:p>PetStore Search - doen't work - no search results</text:p>
          </table:table-cell>
          <table:table-cell office:value-type="string" table:style-name="ce4">
            <text:p>PetStore - pets not in stock, but can be added to card</text:p>
          </table:table-cell>
          <table:table-cell office:value-type="string" table:style-name="ce4">
            <text:p>PetStore - Wrong pitures of pets</text:p>
          </table:table-cell>
          <table:table-cell office:value-type="string" table:style-name="ce4">
            <text:p>PetStore Central logo - links to Bird many instead of Homepage</text:p>
          </table:table-cell>
          <table:table-cell office:value-type="string" table:style-name="ce4">
            <text:p>PetStore Registration / My Account - alows to register new account or Change existing with any data - fiesld doesn't have validation<text:s/></text:p>
          </table:table-cell>
          <table:table-cell office:value-type="string" table:style-name="ce4">
            <text:p>PetStore Registration / My Account - mandatory fields not specified</text:p>
          </table:table-cell>
          <table:table-cell office:value-type="string" table:style-name="ce4">
            <text:p>PetStore Checkout - Card Number field accept any input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Reporter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office:value-type="string" table:style-name="ce4">
            <text:p>Vlastimir Gavrilovic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Submit Date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office:value-type="string" table:style-name="ce4">
            <text:p>26.12.2019.</text:p>
          </table:table-cell>
          <table:table-cell table:number-columns-repeated="16367"/>
        </table:table-row>
        <table:table-row table:style-name="ro2">
          <table:table-cell office:value-type="string" table:number-columns-spanned="1" table:number-rows-spanned="2" table:style-name="ce5">
            <text:p>Bug overview</text:p>
          </table:table-cell>
          <table:table-cell office:value-type="string" table:style-name="ce3">
            <text:p>Relates to</text:p>
          </table:table-cell>
          <table:table-cell table:number-columns-repeated="15" table:style-name="ce4"/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Screenshot</text:p>
          </table:table-cell>
          <table:table-cell table:number-columns-repeated="15" table:style-name="ce4"/>
          <table:table-cell table:number-columns-repeated="16367"/>
        </table:table-row>
        <table:table-row table:style-name="ro2">
          <table:table-cell office:value-type="string" table:number-columns-spanned="1" table:number-rows-spanned="3" table:style-name="ce5">
            <text:p>Environment</text:p>
          </table:table-cell>
          <table:table-cell table:style-name="ce3"/>
          <table:table-cell table:number-columns-repeated="15" table:style-name="ce4"/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Operating System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Browser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office:value-type="string" table:style-name="ce4">
            <text:p>Google Chrome</text:p>
          </table:table-cell>
          <table:table-cell table:number-columns-repeated="16367"/>
        </table:table-row>
        <table:table-row table:style-name="ro4">
          <table:table-cell office:value-type="string" table:number-columns-spanned="1" table:number-rows-spanned="4" table:style-name="ce5">
            <text:p>Bug details</text:p>
          </table:table-cell>
          <table:table-cell office:value-type="string" table:style-name="ce3">
            <text:p>Steps to reproduce</text:p>
          </table:table-cell>
          <table:table-cell office:value-type="string" table:style-name="ce4">
            <text:p>1. Open internet browser. 2. Go to https://petstore.octoperf.com/ 3. Click Enter the Store 4. Click Sign In<text:s/></text:p>
          </table:table-cell>
          <table:table-cell office:value-type="string" table:style-name="ce4">
            <text:p>1. Open internet browser. 2. Go to https://petstore.octoperf.com/ 3. Click Enter the Store 4. Click Sign In 5. Click Register Now! 6. Make an account 7. Make the secont account with different ID and the same email address</text:p>
          </table:table-cell>
          <table:table-cell office:value-type="string" table:style-name="ce4">
            <text:p>1. Open internet browser. 2. Go to https://petstore.octoperf.com/ 3. Click Enter the Store 4. Click Sign In 5. Enter Username: 1 Password: QsukPSnF 6. Click Login 7. Click My Account 8. change any data 9. Click Save Account Information. 10. Logout 11. Login 12. Check My account</text:p>
          </table:table-cell>
          <table:table-cell office:value-type="string" table:style-name="ce4">
            <text:p>1. Open internet browser. 2. Go to https://petstore.octoperf.com/ 3. Click Enter the Store 4. Click Sign In 5. Enter Username: 1 Password: QsukPSnF</text:p>
          </table:table-cell>
          <table:table-cell office:value-type="string" table:style-name="ce4">
            <text:p>1. Open internet browser. 2. Go to https://petstore.octoperf.com/ 3. Click Enter the Store 4. Click Sign In 5. Enter Username: 1 Password: QsukPSnF 6. Click Login</text:p>
          </table:table-cell>
          <table:table-cell office:value-type="string" table:style-name="ce4">
            <text:p>1. Open internet browser. 2. Go to https://petstore.octoperf.com/ 3. Click Enter the Store 4. Click Sign In 5. Click Register Now! 6. Make an account using ID 1</text:p>
          </table:table-cell>
          <table:table-cell office:value-type="string" table:style-name="ce4">
            <text:p>1. Open internet browser. 2. Go to https://petstore.octoperf.com/ 3. Click Enter the Store 4. Click Sign In 5. Enter Username: 1 Password: QsukPSnF 6. Click Login 7. Click My Account</text:p>
          </table:table-cell>
          <table:table-cell office:value-type="string" table:style-name="ce4">
            <text:p>1. Open internet browser. 2. Go to https://petstore.octoperf.com/ 3. Choose any category trom menu. 4. Add at least 2 items 5. Remove all items</text:p>
          </table:table-cell>
          <table:table-cell office:value-type="string" table:style-name="ce4">
            <text:p>1. Open internet browser. 2. Go to https://petstore.octoperf.com/ 3 Type "birds" in Search bar</text:p>
          </table:table-cell>
          <table:table-cell office:value-type="string" table:style-name="ce4">
            <text:p>1. Open internet browser. 2. Go to https://petstore.octoperf.com/actions/Catalog.action?viewItem=&amp;itemId=EST-6</text:p>
          </table:table-cell>
          <table:table-cell office:value-type="string" table:style-name="ce4">
            <text:p>1. Open internet browser. 2. Go to: 1) https://petstore.octoperf.com/actions/Catalog.action?viewItem=&amp;itemId=EST-6 2) https://petstore.octoperf.com/actions/Catalog.action?viewItem=&amp;itemId=EST-7 3) https://petstore.octoperf.com/actions/Catalog.action?viewItem=&amp;itemId=EST-10 4) https://petstore.octoperf.com/actions/Catalog.action?viewItem=&amp;itemId=EST-9 5) https://petstore.octoperf.com/actions/Catalog.action?viewItem=&amp;itemId=EST-28 6) https://petstore.octoperf.com/actions/Catalog.action?viewItem=&amp;itemId=EST-22 7) https://petstore.octoperf.com/actions/Catalog.action?viewItem=&amp;itemId=EST-23 8) https://petstore.octoperf.com/actions/Catalog.action?viewItem=&amp;itemId=EST-24 9) https://petstore.octoperf.com/actions/Catalog.action?viewItem=&amp;itemId=EST-25 10) https://petstore.octoperf.com/actions/Catalog.action?viewItem=&amp;itemId=EST-26 11) https://petstore.octoperf.com/actions/Catalog.action?viewItem=&amp;itemId=EST-27<text:s/></text:p>
          </table:table-cell>
          <table:table-cell office:value-type="string" table:style-name="ce4">
            <text:p>1. Open internet browser. 2. Go to https://petstore.octoperf.com/ 3. Click Enter the Store 4. Click Sign In 5. Click on central Parrot logo</text:p>
          </table:table-cell>
          <table:table-cell office:value-type="string" table:style-name="ce4">
            <text:p>1. Open internet browser. 2. Go to https://petstore.octoperf.com/ 3. Click Enter the Store 4. Click Sign In 5. Click Register Now! 6. Make an account / Enter Username: 1 Password: QsukPSnF 6a. Click Login 7a. Click My Account</text:p>
          </table:table-cell>
          <table:table-cell office:value-type="string" table:style-name="ce4">
            <text:p>1. Open internet browser. 2. Go to https://petstore.octoperf.com/ 3. Click Enter the Store 4. Click Sign In 5. Click Register Now! 6. Make an account / Enter Username: 1 Password: QsukPSnF 6a. Click Login 7a. Click My Account</text:p>
          </table:table-cell>
          <table:table-cell office:value-type="string" table:style-name="ce4">
            <text:p>1. Open internet browser. 2. Go to https://petstore.octoperf.com/actions/Catalog.action?viewProduct=&amp;productId=FI-SW-01 3. Click Add to Cart 4. Click Proceed to Checkout 5. Enter nay data to Card Number fieled 6. Click Continue 7. Click Confirm</text:p>
          </table:table-cell>
          <table:table-cell table:number-columns-repeated="16367"/>
        </table:table-row>
        <table:table-row table:style-name="ro5">
          <table:covered-table-cell/>
          <table:table-cell office:value-type="string" table:style-name="ce3">
            <text:p>Expected result</text:p>
          </table:table-cell>
          <table:table-cell office:value-type="string" table:style-name="ce4">
            <text:p>Passwor field should be empty or with placeholder</text:p>
          </table:table-cell>
          <table:table-cell office:value-type="string" table:style-name="ce4">
            <text:p>Email address should be unique per account</text:p>
          </table:table-cell>
          <table:table-cell office:value-type="string" table:style-name="ce4">
            <text:p>Changes should be saved after clicking Save Account Info, and stay saved after relogging</text:p>
          </table:table-cell>
          <table:table-cell office:value-type="string" table:style-name="ce4">
            <text:p>Account should have an option to reset or recover forgotten password</text:p>
          </table:table-cell>
          <table:table-cell office:value-type="string" table:style-name="ce4">
            <text:p>User should be notified that he's got logged in successfully</text:p>
          </table:table-cell>
          <table:table-cell office:value-type="string" table:style-name="ce4">
            <text:p>You should get nitification that ID is used, and to try with different ID</text:p>
          </table:table-cell>
          <table:table-cell office:value-type="string" table:style-name="ce4">
            <text:p>Password should be hidden<text:s/></text:p>
          </table:table-cell>
          <table:table-cell office:value-type="string" table:style-name="ce4">
            <text:p>User should be able to remove all pets from Shopping Cart</text:p>
            <text:p/>
          </table:table-cell>
          <table:table-cell office:value-type="string" table:style-name="ce4">
            <text:p>Search should return search results</text:p>
          </table:table-cell>
          <table:table-cell office:value-type="string" table:style-name="ce4">
            <text:p>Out of stock pets shouldn't be available</text:p>
          </table:table-cell>
          <table:table-cell office:value-type="string" table:style-name="ce4">
            <text:p>Pictures shoud match description</text:p>
          </table:table-cell>
          <table:table-cell office:value-type="string" table:style-name="ce4">
            <text:p>Link to Homapage<text:s/></text:p>
          </table:table-cell>
          <table:table-cell office:value-type="string" table:style-name="ce4">
            <text:p>Each feld shoul have it's own format and validation</text:p>
          </table:table-cell>
          <table:table-cell office:value-type="string" table:style-name="ce4">
            <text:p>Mandatory should be specified</text:p>
          </table:table-cell>
          <table:table-cell office:value-type="string" table:style-name="ce4">
            <text:p>Canr number field shoud accept numbers only<text:s/></text:p>
          </table:table-cell>
          <table:table-cell table:number-columns-repeated="16367"/>
        </table:table-row>
        <table:table-row table:style-name="ro6">
          <table:covered-table-cell/>
          <table:table-cell office:value-type="string" table:style-name="ce3">
            <text:p>Actual result</text:p>
          </table:table-cell>
          <table:table-cell office:value-type="string" table:style-name="ce4">
            <text:p>Password field has value "j2ee"<text:s/></text:p>
          </table:table-cell>
          <table:table-cell office:value-type="string" table:style-name="ce4">
            <text:p>Site allows you to make new account with used email address</text:p>
          </table:table-cell>
          <table:table-cell office:value-type="string" table:style-name="ce4">
            <text:p>Changes aren't saved</text:p>
          </table:table-cell>
          <table:table-cell office:value-type="string" table:style-name="ce4">
            <text:p>No option option to reset or recover forgotten password</text:p>
          </table:table-cell>
          <table:table-cell office:value-type="string" table:style-name="ce4">
            <text:p>No notification that you are logged in</text:p>
          </table:table-cell>
          <table:table-cell office:value-type="string" table:style-name="ce4">
            <text:p>HTTP Status 500 – Internal Server Error<text:s/></text:p>
          </table:table-cell>
          <table:table-cell office:value-type="string" table:style-name="ce4">
            <text:p>Password is visible</text:p>
          </table:table-cell>
          <table:table-cell office:value-type="string" table:style-name="ce4">
            <text:p>Attempted to remove null CartItem from Cart</text:p>
          </table:table-cell>
          <table:table-cell office:value-type="string" table:style-name="ce4">
            <text:p>No search results at all</text:p>
          </table:table-cell>
          <table:table-cell office:value-type="string" table:style-name="ce4">
            <text:p>Out of stock pets are available</text:p>
          </table:table-cell>
          <table:table-cell office:value-type="string" table:style-name="ce4">
            <text:p>Pictures didn't match description</text:p>
          </table:table-cell>
          <table:table-cell office:value-type="string" table:style-name="ce4">
            <text:p>Links to Birds meny</text:p>
          </table:table-cell>
          <table:table-cell office:value-type="string" table:style-name="ce4">
            <text:p>All fields accept any data</text:p>
          </table:table-cell>
          <table:table-cell office:value-type="string" table:style-name="ce4">
            <text:p>Mandatory fields are not specified</text:p>
          </table:table-cell>
          <table:table-cell office:value-type="string" table:style-name="ce4">
            <text:p>Card Number field accept any input<text:s/>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Description</text:p>
          </table:table-cell>
          <table:table-cell table:number-columns-repeated="15" table:style-name="ce4"/>
          <table:table-cell table:number-columns-repeated="16367"/>
        </table:table-row>
        <table:table-row table:style-name="ro2">
          <table:table-cell office:value-type="string" table:number-columns-spanned="1" table:number-rows-spanned="3" table:style-name="ce5">
            <text:p>Bug tracking</text:p>
          </table:table-cell>
          <table:table-cell office:value-type="string" table:style-name="ce3">
            <text:p>Severity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Critical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Assigned to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office:value-type="string" table:style-name="ce4">
            <text:p>Dev team</text:p>
          </table:table-cell>
          <table:table-cell table:number-columns-repeated="16367"/>
        </table:table-row>
        <table:table-row table:style-name="ro2">
          <table:covered-table-cell/>
          <table:table-cell office:value-type="string" table:style-name="ce3">
            <text:p>Priority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Critica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Notes</text:p>
          </table:table-cell>
          <table:table-cell office:value-type="string" table:style-name="ce3">
            <text:p>Notes</text:p>
          </table:table-cell>
          <table:table-cell table:number-columns-repeated="15" table:style-name="ce4"/>
          <table:table-cell table:number-columns-repeated="16367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Gocili</meta:initial-creator>
    <dc:creator>Gocili</dc:creator>
    <meta:creation-date>2019-12-13T17:23:42Z</meta:creation-date>
    <dc:date>2019-12-31T12:07:38Z</dc:date>
    <meta:editing-cycles>1</meta:editing-cycles>
    <meta:editing-duration>PT76S</meta:editing-duration>
  </office:meta>
</office:document-meta>
</file>